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imes New Roman'" style:font-family-generic="roman" style:font-pitch="variable" fo:font-size="60pt" fo:font-weight="bold"/>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T1" style:family="text">
      <style:text-properties fo:font-family="'Arial Black'" style:font-family-generic="swiss" style:font-pitch="variable" fo:font-size="60pt" fo:font-weight="bold" style:font-size-asian="60pt" style:font-size-complex="60pt"/>
    </style:style>
    <style:style style:name="T2" style:family="text">
      <style:text-properties fo:color="#ffffff" fo:font-family="'Arial Black'" style:font-family-generic="swiss" style:font-pitch="variable" fo:font-size="60pt" fo:font-style="normal" fo:font-weight="bold" style:font-size-asian="60pt" style:font-size-complex="6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Zmartwychwstał Pan</text:span><text:span text:style-name="T1"><text:line-break/></text:span><text:span text:style-name="T2">i żyje dziś,</text:span><text:span text:style-name="T2"><text:line-break/></text:span><text:span text:style-name="T2">blaskiem jaśnieje noc</text:span><text:span text:style-name="T2"><text:line-break/></text:span><text:span text:style-name="T2">Nie umrę, nie,</text:span><text:span text:style-name="T2"><text:line-break/></text:span><text:span text:style-name="T2">lecz będę żył,</text:span><text:span text:style-name="T2"><text:line-break/></text:span><text:span text:style-name="T2">Bóg okazał swą moc</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2">Krzyż</text:span><text:span text:style-name="T2"><text:line-break/></text:span><text:span text:style-name="T2">to jest brama Pana,</text:span><text:span text:style-name="T2"><text:line-break/></text:span><text:span text:style-name="T2">jeśli chcesz</text:span><text:span text:style-name="T2"><text:line-break/></text:span><text:span text:style-name="T2">przez nią wejdź</text:span><text:span text:style-name="T2"><text:line-break/></text:span><text:span text:style-name="T2">Zbliżmy się do ołtarza,</text:span><text:span text:style-name="T2"><text:line-break/></text:span><text:span text:style-name="T2">Bogu oddajmy cześć!</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1. </text:span><text:span text:style-name="T2">Dzięki składajmy Mu,</text:span><text:span text:style-name="T2"><text:line-break/></text:span><text:span text:style-name="T2">bo wieczna</text:span><text:span text:style-name="T2"><text:line-break/></text:span><text:span text:style-name="T2">jest Jego łaska</text:span><text:span text:style-name="T2"><text:line-break/></text:span><text:span text:style-name="T2">Z grobu powstał</text:span><text:span text:style-name="T2"><text:line-break/></text:span><text:span text:style-name="T2">dziś Pan,</text:span><text:span text:style-name="T2"><text:line-break/></text:span><text:span text:style-name="T2">a noc jest pełna blasku</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Chcę dziękować Mu</text:span><text:span text:style-name="T2"><text:line-break/></text:span><text:span text:style-name="T2">i chcę Go</text:span><text:span text:style-name="T2"><text:line-break/></text:span><text:span text:style-name="T2">dziś błogosławić</text:span><text:span text:style-name="T2"><text:line-break/></text:span><text:span text:style-name="T2">Jezus mój Pan i Bóg,</text:span><text:span text:style-name="T2"><text:line-break/></text:span><text:span text:style-name="T2">On przyszedł,</text:span><text:span text:style-name="T2"><text:line-break/></text:span><text:span text:style-name="T2">aby nas zbawić!</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Zmartwychwstał Pan</text:span><text:span text:style-name="T1"><text:line-break/></text:span><text:span text:style-name="T2">i żyje dziś,</text:span><text:span text:style-name="T2"><text:line-break/></text:span><text:span text:style-name="T2">blaskiem jaśnieje noc</text:span><text:span text:style-name="T2"><text:line-break/></text:span><text:span text:style-name="T2">Nie umrę, nie,</text:span><text:span text:style-name="T2"><text:line-break/></text:span><text:span text:style-name="T2">lecz będę żył,</text:span><text:span text:style-name="T2"><text:line-break/></text:span><text:span text:style-name="T2">Bóg okazał swą moc</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Krzyż</text:span><text:span text:style-name="T2"><text:line-break/></text:span><text:span text:style-name="T2">to jest brama Pana,</text:span><text:span text:style-name="T2"><text:line-break/></text:span><text:span text:style-name="T2">jeśli chcesz</text:span><text:span text:style-name="T2"><text:line-break/></text:span><text:span text:style-name="T2">przez nią wejdź</text:span><text:span text:style-name="T2"><text:line-break/></text:span><text:span text:style-name="T2">Zbliżmy się do ołtarza,</text:span><text:span text:style-name="T2"><text:line-break/></text:span><text:span text:style-name="T2">Bogu oddajmy cześć!</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2. </text:span><text:span text:style-name="T2">Lepiej się uciec</text:span><text:span text:style-name="T2"><text:line-break/></text:span><text:span text:style-name="T2">do Pana</text:span><text:span text:style-name="T2"><text:line-break/></text:span><text:span text:style-name="T2">niż zaufać książętom</text:span><text:span text:style-name="T2"><text:line-break/></text:span><text:span text:style-name="T2">Pan – moja moc i pieśń,</text:span><text:span text:style-name="T2"><text:line-break/></text:span><text:span text:style-name="T2">Podtrzymał,</text:span><text:span text:style-name="T2"><text:line-break/></text:span><text:span text:style-name="T2">gdy mnie popchnięto</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2">Już nie będę się bać,</text:span><text:span text:style-name="T2"><text:line-break/></text:span><text:span text:style-name="T2">cóż może</text:span><text:span text:style-name="T2"><text:line-break/></text:span><text:span text:style-name="T2">zrobić mi śmierć</text:span><text:span text:style-name="T2"><text:line-break/></text:span><text:span text:style-name="T2">Nie, nie lękam się</text:span><text:span text:style-name="T2"><text:line-break/></text:span><text:span text:style-name="T2">i śpiewam</text:span><text:span text:style-name="T2"><text:line-break/></text:span><text:span text:style-name="T2">chwały pieśń!</text:span></text:p>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Zmartwychwstał Pan</text:span><text:span text:style-name="T1"><text:line-break/></text:span><text:span text:style-name="T2">i żyje dziś,</text:span><text:span text:style-name="T2"><text:line-break/></text:span><text:span text:style-name="T2">blaskiem jaśnieje noc</text:span><text:span text:style-name="T2"><text:line-break/></text:span><text:span text:style-name="T2">Nie umrę, nie,</text:span><text:span text:style-name="T2"><text:line-break/></text:span><text:span text:style-name="T2">lecz będę żył,</text:span><text:span text:style-name="T2"><text:line-break/></text:span><text:span text:style-name="T2">Bóg okazał swą moc</text:span></text:p>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0"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Krzyż</text:span><text:span text:style-name="T2"><text:line-break/></text:span><text:span text:style-name="T2">to jest brama Pana,</text:span><text:span text:style-name="T2"><text:line-break/></text:span><text:span text:style-name="T2">jeśli chcesz</text:span><text:span text:style-name="T2"><text:line-break/></text:span><text:span text:style-name="T2">przez nią wejdź</text:span><text:span text:style-name="T2"><text:line-break/></text:span><text:span text:style-name="T2">Zbliżmy się do ołtarza,</text:span><text:span text:style-name="T2"><text:line-break/></text:span><text:span text:style-name="T2">Bogu oddajmy cześć!</text:span></text:p>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3. </text:span><text:span text:style-name="T2">Odrzucony Pan,</text:span><text:span text:style-name="T2"><text:line-break/></text:span><text:span text:style-name="T2">stał się</text:span><text:span text:style-name="T2"><text:line-break/></text:span><text:span text:style-name="T2">kamieniem węgielnym</text:span><text:span text:style-name="T2"><text:line-break/></text:span><text:span text:style-name="T2">Pan wysłuchał mnie,</text:span><text:span text:style-name="T2"><text:line-break/></text:span><text:span text:style-name="T2">On jest</text:span><text:span text:style-name="T2"><text:line-break/></text:span><text:span text:style-name="T2">zbawieniem mym</text:span></text:p>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2"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2">Cudem staje się noc,</text:span><text:span text:style-name="T2"><text:line-break/></text:span><text:span text:style-name="T2">gdy w dzień</text:span><text:span text:style-name="T2"><text:line-break/></text:span><text:span text:style-name="T2">jest przemieniona</text:span><text:span text:style-name="T2"><text:line-break/></text:span><text:span text:style-name="T2">Tańczmy</text:span><text:span text:style-name="T2"><text:line-break/></text:span><text:span text:style-name="T2">dla Niego dziś,</text:span><text:span text:style-name="T2"><text:line-break/></text:span><text:span text:style-name="T2">prawica</text:span><text:span text:style-name="T2"><text:line-break/></text:span><text:span text:style-name="T2">Pańska wzniesiona!</text:span></text:p>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3"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Alleluja, Alleluja,</text:span><text:span text:style-name="T2"><text:line-break/></text:span><text:span text:style-name="T2">Alleluja.</text:span><text:span text:style-name="T2"><text:line-break/></text:span><text:span text:style-name="T2">Alleluja, Alleluja,</text:span><text:span text:style-name="T2"><text:line-break/></text:span><text:span text:style-name="T2">Alleluja.</text:span></text:p>
          </draw:text-box>
        </draw:frame>
        <presentation:notes draw:style-name="dp2">
          <draw:page-thumbnail draw:style-name="gr1" draw:layer="layout" svg:width="13.586cm" svg:height="11.136cm" svg:x="3.705cm" svg:y="2.256cm" draw:page-number="13"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4"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Krzyż</text:span><text:span text:style-name="T2"><text:line-break/></text:span><text:span text:style-name="T2">to jest brama Pana,</text:span><text:span text:style-name="T2"><text:line-break/></text:span><text:span text:style-name="T2">jeśli chcesz</text:span><text:span text:style-name="T2"><text:line-break/></text:span><text:span text:style-name="T2">przez nią wejdź</text:span><text:span text:style-name="T2"><text:line-break/></text:span><text:span text:style-name="T2">Zbliżmy się do ołtarza,</text:span><text:span text:style-name="T2"><text:line-break/></text:span><text:span text:style-name="T2">Bogu oddajmy cześć!</text:span></text:p>
          </draw:text-box>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footnote_20_text" style:display-name="footnote text" style:family="graphic">
      <style:paragraph-properties style:text-autospace="none"/>
      <style:text-properties fo:font-size="24.7000007629395pt" fo:language="zxx" fo:country="none" style:language-asian="zxx" style:country-asian="none" style:font-size-complex="21.2000007629395pt"/>
    </style:style>
    <style:style style:name="Normalny" style:family="graphic">
      <style:paragraph-properties fo:margin-top="0.31cm" fo:margin-bottom="0.31cm" style:text-autospace="none"/>
    </style:style>
    <style:style style:name="Termin_20_definicji" style:display-name="Termin definicji" style:family="graphic">
      <style:paragraph-properties style:text-autospace="none"/>
    </style:style>
    <style:style style:name="Lista_20_definicji" style:display-name="Lista definicji" style:family="graphic">
      <style:paragraph-properties fo:margin-left="1.12cm" fo:margin-right="0cm" fo:text-indent="0cm" style:text-autospace="none"/>
    </style:style>
    <style:style style:name="Definicja"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re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KOD" style:family="graphic">
      <style:paragraph-properties style:text-autospace="none"/>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Uwydatnienie" style:family="graphic">
      <style:paragraph-properties style:text-autospace="none"/>
      <style:text-properties fo:font-style="italic" style:text-underline-style="none" style:font-style-asian="italic" style:font-style-complex="italic"/>
    </style:style>
    <style:style style:name="Hiperłącze" style:family="graphic">
      <style:paragraph-properties style:text-autospace="none"/>
      <style:text-properties fo:color="#0000ff" style:text-underline-style="solid" style:text-underline-width="auto" style:text-underline-color="font-color"/>
    </style:style>
    <style:style style:name="UżyteHiperłącze" style:family="graphic">
      <style:paragraph-properties style:text-autospace="none"/>
      <style:text-properties fo:color="#800080" style:text-underline-style="solid" style:text-underline-width="auto" style:text-underline-color="font-color"/>
    </style:style>
    <style:style style:name="Klawiatura" style:family="graphic">
      <style:paragraph-properties style:text-autospace="none"/>
      <style:text-properties fo:font-family="'Courier New'" style:font-family-generic="swiss" style:font-pitch="fixed" fo:font-size="17.7000007629395pt" fo:font-weight="bold" style:font-family-asian="'Courier New'" style:font-family-generic-asian="swiss" style:font-pitch-asian="fixed" style:font-size-asian="17.7000007629395pt" style:font-weight-asian="bold" style:font-family-complex="'Courier New'" style:font-family-generic-complex="swiss" style:font-pitch-complex="fixed" style:font-size-complex="17.7000007629395pt" style:font-weight-complex="bold"/>
    </style:style>
    <style:style style:name="Wstępnie_20_sformatowany" style:display-name="Wstępnie sformatowany"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Zagięcie_20_od_20_dołu_20_formularza" style:display-name="Zagięcie od dołu formularza"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Zagięcie_20_od_20_góry_20_formularza" style:display-name="Zagięcie od góry formularza"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Przykład"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Pogrubienie" style:family="graphic">
      <style:paragraph-properties style:text-autospace="none"/>
      <style:text-properties fo:font-weight="bold" style:font-weight-asian="bold" style:font-weight-complex="bold"/>
    </style:style>
    <style:style style:name="Maszyna_20_do_20_pisania" style:display-name="Maszyna do pisania" style:family="graphic">
      <style:paragraph-properties style:text-autospace="none"/>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Zmienna" style:family="graphic">
      <style:paragraph-properties style:text-autospace="none"/>
      <style:text-properties fo:font-style="italic" style:font-style-asian="italic" style:font-style-complex="italic"/>
    </style:style>
    <style:style style:name="Tekst_20_oznakowany_20_jako_20_HTML" style:display-name="Tekst oznakowany jako HTML" style:family="graphic">
      <style:paragraph-properties style:text-autospace="none"/>
      <style:text-properties fo:color="#ff0000"/>
    </style:style>
    <style:style style:name="Komentarz" style:family="graphic">
      <style:paragraph-properties style:text-autospace="none"/>
    </style:style>
    <style:style style:name="lyt-slajdy-title" style:family="presentation">
      <style:graphic-properties draw:stroke="none" draw:fill="none" draw:textarea-vertical-align="middle">
        <text:list-style style:name="lyt-slajdy-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style:name="lyt-slajdy-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8$Build-9364</meta:generator>
    <meta:initial-creator>Maciej Wojtowicz</meta:initial-creator>
    <meta:creation-date>2006-04-25T18:22:04</meta:creation-date>
    <dc:date>2013-05-07T14:08:33</dc:date>
    <dc:language>en-US</dc:language>
    <meta:editing-cycles>16</meta:editing-cycles>
    <meta:editing-duration>PT39M53S</meta:editing-duration>
    <meta:user-defined meta:name="Info 1"/>
    <meta:user-defined meta:name="Info 2"/>
    <meta:user-defined meta:name="Info 3"/>
    <meta:user-defined meta:name="Info 4"/>
    <meta:document-statistic meta:object-count="57"/>
  </office:meta>
</office:document-meta>
</file>